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5000001ADF2FEB9BA.png" manifest:media-type="image/png"/>
  <manifest:file-entry manifest:full-path="Pictures/10000000000001E0000001D22C6DA35C.png" manifest:media-type="image/png"/>
  <manifest:file-entry manifest:full-path="Pictures/10000000000002C90000021EAA581624.png" manifest:media-type="image/png"/>
  <manifest:file-entry manifest:full-path="Pictures/1000000000000191000000F098B1F4DC.png" manifest:media-type="image/png"/>
  <manifest:file-entry manifest:full-path="Pictures/1000000000000466000002513A06B661.png" manifest:media-type="image/png"/>
  <manifest:file-entry manifest:full-path="Pictures/10000000000001860000016892E5AC10.png" manifest:media-type="image/png"/>
  <manifest:file-entry manifest:full-path="Pictures/10000000000001C3000001AD5147D6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0.159cm" svg:height="9.863cm" svg:x="5.341cm" svg:y="1.887cm">
          <draw:image xlink:href="Pictures/10000000000001E0000001D22C6DA35C.png" xlink:type="simple" xlink:show="embed" xlink:actuate="onLoad" draw:mime-type="image/png">
            <text:p/>
          </draw:image>
        </draw:frame>
        <draw:frame draw:style-name="gr1" draw:text-style-name="P1" draw:layer="layout" svg:width="14.668cm" svg:height="9.08cm" svg:x="3.25cm" svg:y="12.42cm">
          <draw:image xlink:href="Pictures/10000000000002B5000001ADF2FEB9BA.png" xlink:type="simple" xlink:show="embed" xlink:actuate="onLoad" draw:mime-type="image/png">
            <text:p/>
          </draw:image>
        </draw:frame>
        <draw:frame draw:style-name="gr1" draw:text-style-name="P1" draw:layer="layout" svg:width="8.487cm" svg:height="5.079cm" svg:x="6.513cm" svg:y="22.671cm">
          <draw:image xlink:href="Pictures/1000000000000191000000F098B1F4DC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1" draw:text-style-name="P1" draw:layer="layout" svg:width="18.999cm" svg:height="10.005cm" svg:x="1.001cm" svg:y="1.5cm">
          <draw:image xlink:href="Pictures/1000000000000466000002513A06B661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2cm" svg:x="1.5cm" svg:y="12.75cm">
          <draw:text-box>
            <text:p>31=-5,9 / 63= -5,9 / 125= 6,5 / 250= 4 / 1k= 0,8 / 2k=1,7 / 8k= 0,9</text:p>
          </draw:text-box>
        </draw:frame>
        <draw:frame draw:style-name="gr1" draw:text-style-name="P1" draw:layer="layout" svg:width="8.254cm" svg:height="7.619cm" svg:x="0.5cm" svg:y="16.5cm">
          <draw:image xlink:href="Pictures/10000000000001860000016892E5AC10.png" xlink:type="simple" xlink:show="embed" xlink:actuate="onLoad" draw:mime-type="image/png">
            <text:p/>
          </draw:image>
        </draw:frame>
        <draw:frame draw:style-name="gr1" draw:text-style-name="P1" draw:layer="layout" svg:width="9.545cm" svg:height="9.08cm" svg:x="10.205cm" svg:y="16.25cm">
          <draw:image xlink:href="Pictures/10000000000001C3000001AD5147D69B.png" xlink:type="simple" xlink:show="embed" xlink:actuate="onLoad" draw:mime-type="image/png">
            <text:p/>
          </draw:image>
        </draw:frame>
      </draw:page>
      <draw:page draw:name="page3" draw:style-name="dp1" draw:master-page-name="Padrão">
        <draw:frame draw:style-name="gr1" draw:text-style-name="P1" draw:layer="layout" svg:width="17.5cm" svg:height="14.25cm" svg:x="1.75cm" svg:y="1.75cm">
          <draw:image xlink:href="Pictures/10000000000002C90000021EAA58162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3T23:16:22.105295800</meta:creation-date>
    <dc:date>2025-08-03T23:59:29.244009900</dc:date>
    <meta:editing-duration>PT43M7S</meta:editing-duration>
    <meta:editing-cycles>2</meta:editing-cycles>
    <meta:generator>LibreOffice/25.2.4.3$Windows_X86_64 LibreOffice_project/33e196637044ead23f5c3226cde09b47731f7e27</meta:generator>
    <meta:document-statistic meta:object-count="8"/>
  </office:meta>
</office:document-meta>
</file>